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">
      <style:table-cell-properties fo:border-bottom="0.06pt solid #000000" fo:border-left="0.06pt solid #000000" fo:border-right="none" fo:border-top="0.06pt solid #000000"/>
      <style:paragraph-properties fo:margin-left="0cm"/>
    </style:style>
    <style:style style:name="ce12" style:family="table-cell" style:parent-style-name="heading1">
      <style:table-cell-properties fo:border="0.06pt solid #000000" style:vertical-align="middl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8" style:family="table-cell" style:parent-style-name="Default">
      <style:table-cell-properties fo:wrap-option="wrap" fo:border="0.06pt solid #000000" style:vertical-align="top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heading1">
      <style:table-cell-properties fo:border="0.06pt solid #000000"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6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heading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31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34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heading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4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6" office:value-type="string" calcext:value-type="string">
            <text:p>Server pošle klientovi zprávu s kódem chyby, která nastala.</text:p>
          </table:table-cell>
          <table:table-cell table:style-name="ce28" office:value-type="string" calcext:value-type="string">
            <text:p>ERR</text:p>
          </table:table-cell>
          <table:table-cell table:style-name="ce38" office:value-type="string" calcext:value-type="string">
            <text:p>1B obsahující kód cyhby, která nastala.</text:p>
          </table:table-cell>
          <table:table-cell table:style-name="ce44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6" office:value-type="string" calcext:value-type="string">
            <text:p>Server pošle klientovi zprávu o začátku hry. Zpárva obsahuje nickname obou hráčů oddělené čárkou. První nickname začíná hru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START_GAME&lt;nick1&gt;,&lt;nick2&gt;'.</text:p>
          </table:table-cell>
          <table:table-cell table:style-name="ce44" table:formula="of:=&quot;13+&quot;" office:value-type="string" office:string-value="13+" calcext:value-type="string">
            <text:p>13+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6" office:value-type="string" calcext:value-type="string">
            <text:p>Server pošle klientovi zprávu o konci hry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END_GAME&lt;winer&gt;;'.</text:p>
          </table:table-cell>
          <table:table-cell table:style-name="ce44" table:formula="of:=&quot;12+&quot;" office:value-type="string" office:string-value="12+" calcext:value-type="string">
            <text:p>12+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6" office:value-type="string" calcext:value-type="string">
            <text:p>Server vyzve klienta k tahu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Tahové slovo obou hráčů, podle kterého si klient updatuje hrací pole.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table:style-name="ce4" office:value-type="string" calcext:value-type="string">
            <text:p>Wait for player</text:p>
          </table:table-cell>
          <table:table-cell table:style-name="ce16" office:value-type="string" calcext:value-type="string">
            <text:p>Druhý hráč se nečekaně odpojil. Informační zpráva, že server čeká na jeho opětovné připojení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WAITING&lt;nick&gt;;'</text:p>
          </table:table-cell>
          <table:table-cell table:style-name="ce44" table:formula="of:=&quot;11+&quot;" office:value-type="string" office:string-value="11+" calcext:value-type="string">
            <text:p>11+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7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9" office:value-type="string" calcext:value-type="string">
            <text:p>INF</text:p>
          </table:table-cell>
          <table:table-cell table:style-name="ce39" office:value-type="string" calcext:value-type="string">
            <text:p>Řetězec 'OK'.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6" office:value-type="string" calcext:value-type="string">
            <text:p>Klient pošle serveru žádost o registraci nového hráče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Řetězec skládájící se z 1 bytu obsahující délku nicku a nickname hráče.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4">
          <table:table-cell table:style-name="ce4" office:value-type="string" calcext:value-type="string">
            <text:p>Exit</text:p>
          </table:table-cell>
          <table:table-cell table:style-name="ce16" office:value-type="string" calcext:value-type="string">
            <text:p>Klient pošle serveru zprávu o odpojení ze hry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EXIT'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8" office:value-type="string" calcext:value-type="string">
            <text:p>Klient pošle na server info o výsledku provedeného tahu.</text:p>
          </table:table-cell>
          <table:table-cell table:style-name="ce30" office:value-type="string" calcext:value-type="string">
            <text:p>INF</text:p>
          </table:table-cell>
          <table:table-cell table:style-name="ce40" office:value-type="string" calcext:value-type="string">
            <text:p>Tahové slovo obou hráčů.</text:p>
          </table:table-cell>
          <table:table-cell table:style-name="ce46"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9"/>
          <table:table-cell table:style-name="ce19"/>
          <table:table-cell table:style-name="ce36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20" office:value-type="string" calcext:value-type="string">
            <text:p>Název</text:p>
          </table:table-cell>
          <table:table-cell table:style-name="ce31" office:value-type="string" calcext:value-type="string" table:number-columns-spanned="2" table:number-rows-spanned="1">
            <text:p>Popis</text:p>
          </table:table-cell>
          <table:covered-table-cell table:style-name="ce41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Chybná operace</text:p>
          </table:table-cell>
          <table:table-cell table:style-name="ce32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Chybný typ zrpávy</text:p>
          </table:table-cell>
          <table:table-cell table:style-name="ce32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Chybný obsah zprávy</text:p>
          </table:table-cell>
          <table:table-cell table:style-name="ce32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Chybný tvar nickname</text:p>
          </table:table-cell>
          <table:table-cell table:style-name="ce32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Existující nickname</text:p>
          </table:table-cell>
          <table:table-cell table:style-name="ce32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32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Server plný</text:p>
          </table:table-cell>
          <table:table-cell table:style-name="ce33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32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>
            <text:p>Chybný tah</text:p>
          </table:table-cell>
          <table:table-cell table:style-name="ce34" office:value-type="string" calcext:value-type="string" table:number-columns-spanned="2" table:number-rows-spanned="1">
            <text:p>Server vyhodnotil tah jako nevalidní.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11" office:value-type="string" calcext:value-type="string" table:number-columns-spanned="2" table:number-rows-spanned="1">
            <text:p>Tahové slovo</text:p>
          </table:table-cell>
          <table:covered-table-cell table:style-name="ce23"/>
          <table:table-cell table:style-name="ce23"/>
          <table:table-cell table:style-name="ce41"/>
          <table:table-cell/>
        </table:table-row>
        <table:table-row table:style-name="ro4">
          <table:table-cell table:style-name="ce12" office:value-type="string" calcext:value-type="string">
            <text:p>Délka</text:p>
          </table:table-cell>
          <table:table-cell table:style-name="ce24" office:value-type="string" calcext:value-type="string" table:number-columns-spanned="3" table:number-rows-spanned="1">
            <text:p>Popis</text:p>
          </table:table-cell>
          <table:covered-table-cell table:number-columns-repeated="2" table:style-name="ce35"/>
          <table:table-cell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25" office:value-type="string" calcext:value-type="string" table:number-columns-spanned="3" table:number-rows-spanned="1">
            <text:p>5 bytů obsahující pozice hráčových kamenů. 1. byte označuje pozici 1. kamene = kámen, který byl na začátku umístěn na 1. resp. 2. pole.</text:p>
          </table:table-cell>
          <table:covered-table-cell table:number-columns-repeated="2"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 style:data-style-name="N2" text:time-value="12:49:42.744612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7-01-17T13:33:50.157171218</dc:date>
    <dc:creator>Mushroomer </dc:creator>
    <meta:editing-duration>P3DT6H44M27S</meta:editing-duration>
    <meta:editing-cycles>35</meta:editing-cycles>
    <meta:document-statistic meta:table-count="1" meta:cell-count="90" meta:object-count="0"/>
  </office:meta>
</office:document-meta>
</file>